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ndard Symbols PS" svg:font-family="'Standard Symbols PS'"/>
  </office:font-face-decls>
  <office:automatic-styles>
    <style:style style:name="Table2" style:family="table">
      <style:table-properties style:width="16.949cm" table:align="margins"/>
    </style:style>
    <style:style style:name="Table2.A" style:family="table-column">
      <style:table-column-properties style:column-width="5.212cm" style:rel-column-width="20153*"/>
    </style:style>
    <style:style style:name="Table2.B" style:family="table-column">
      <style:table-column-properties style:column-width="11.737cm" style:rel-column-width="45382*"/>
    </style:style>
    <style:style style:name="Table2.A1" style:family="table-cell">
      <style:table-cell-properties style:writing-mode="page"/>
    </style:style>
    <style:style style:name="Table1" style:family="table">
      <style:table-properties style:width="16.949cm" table:align="margins"/>
    </style:style>
    <style:style style:name="Table1.A" style:family="table-column">
      <style:table-column-properties style:column-width="2.699cm" style:rel-column-width="10434*"/>
    </style:style>
    <style:style style:name="Table1.B" style:family="table-column">
      <style:table-column-properties style:column-width="14.25cm" style:rel-column-width="55101*"/>
    </style:style>
    <style:style style:name="Table1.A1" style:family="table-cell">
      <style:table-cell-properties style:writing-mode="page"/>
    </style:style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22pt" fo:font-weight="normal" officeooo:rsid="0021014f" officeooo:paragraph-rsid="0021014f" style:font-size-asian="22pt" style:font-weight-asian="normal" style:font-size-complex="22pt" style:font-weight-complex="normal"/>
    </style:style>
    <style:style style:name="P2" style:family="paragraph" style:parent-style-name="Standard">
      <style:text-properties style:font-name="Liberation Serif" fo:font-size="12pt" officeooo:rsid="000dcb42" officeooo:paragraph-rsid="00280344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80344" officeooo:paragraph-rsid="00280344" style:font-size-asian="12pt" style:font-size-complex="12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6pt" fo:font-weight="normal" officeooo:rsid="0021014f" officeooo:paragraph-rsid="0021014f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gradient" draw:fill-gradient-name="Gradient_20_4" draw:gradient-step-count="64" draw:fill-hatch-name="hatch"/>
      <style:paragraph-properties fo:background-color="#eef3e5" fo:padding="0.049cm" fo:border="none"/>
      <style:text-properties fo:font-size="18pt" style:text-underline-style="none" officeooo:rsid="00229b51" officeooo:paragraph-rsid="00229b51" style:font-size-asian="18pt" style:font-size-complex="18pt"/>
    </style:style>
    <style:style style:name="P6" style:family="paragraph" style:parent-style-name="Standard">
      <loext:graphic-properties draw:fill="gradient" draw:fill-gradient-name="Gradient_20_4" draw:gradient-step-count="64" draw:fill-hatch-name="hatch"/>
      <style:paragraph-properties fo:background-color="#eef3e5" fo:padding="0.049cm" fo:border="none"/>
      <style:text-properties fo:font-size="18pt" style:text-underline-style="none" officeooo:rsid="00280344" officeooo:paragraph-rsid="00280344" style:font-size-asian="18pt" style:font-size-complex="18pt"/>
    </style:style>
    <style:style style:name="P7" style:family="paragraph" style:parent-style-name="Standard">
      <loext:graphic-properties draw:fill="gradient" draw:fill-gradient-name="Gradient_20_4" draw:gradient-step-count="64" draw:fill-hatch-name="hatch"/>
      <style:paragraph-properties fo:background-color="#eef3e5" fo:padding="0.049cm" fo:border="none"/>
      <style:text-properties fo:font-size="18pt" style:text-underline-style="none" officeooo:rsid="002a8129" officeooo:paragraph-rsid="002a8129" style:font-size-asian="18pt" style:font-size-complex="18pt"/>
    </style:style>
    <style:style style:name="P8" style:family="paragraph" style:parent-style-name="Standard">
      <loext:graphic-properties draw:fill="gradient" draw:fill-gradient-name="Gradient_20_4" draw:gradient-step-count="64" draw:fill-hatch-name="hatch"/>
      <style:paragraph-properties fo:background-color="#eef3e5" fo:padding="0.049cm" fo:border="none"/>
      <style:text-properties fo:font-size="18pt" style:text-underline-style="none" officeooo:rsid="0026b32d" officeooo:paragraph-rsid="0026b32d" style:font-size-asian="18pt" style:font-size-complex="18pt"/>
    </style:style>
    <style:style style:name="P9" style:family="paragraph" style:parent-style-name="Standard">
      <style:text-properties fo:font-variant="normal" fo:text-transform="none" fo:color="#2e3849" loext:opacity="100%" style:font-name="Liberation Serif" fo:font-size="14pt" fo:letter-spacing="normal" fo:font-style="normal" fo:font-weight="normal" officeooo:paragraph-rsid="0026b32d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2e3849" loext:opacity="100%" style:font-name="Liberation Serif" fo:font-size="12pt" fo:letter-spacing="normal" fo:font-style="normal" fo:font-weight="normal" officeooo:paragraph-rsid="0022f9f5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2e3849" loext:opacity="100%" style:font-name="Liberation Serif" fo:font-size="12pt" fo:letter-spacing="normal" fo:font-style="normal" fo:font-weight="normal" officeooo:rsid="0022f9f5" officeooo:paragraph-rsid="0022f9f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2e3849" loext:opacity="100%" style:font-name="Liberation Serif" fo:font-size="12pt" fo:letter-spacing="normal" fo:font-style="normal" fo:font-weight="normal" officeooo:rsid="0024edeb" officeooo:paragraph-rsid="0024ede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e3849" loext:opacity="100%" style:font-name="Liberation Serif" fo:font-size="12pt" fo:letter-spacing="normal" fo:font-style="normal" fo:font-weight="normal" officeooo:paragraph-rsid="0026b32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e3849" loext:opacity="100%" style:font-name="Liberation Serif" fo:font-size="12pt" fo:letter-spacing="normal" fo:font-style="normal" fo:font-weight="normal" officeooo:rsid="000dcb42" officeooo:paragraph-rsid="0028034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e3849" loext:opacity="100%" style:font-name="Liberation Serif" fo:font-size="12pt" fo:letter-spacing="normal" fo:font-style="normal" fo:font-weight="normal" officeooo:rsid="0026b32d" officeooo:paragraph-rsid="0026b32d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-hatch-name="hatch"/>
      <style:paragraph-properties fo:padding="0.101cm" fo:border="none"/>
      <style:text-properties fo:font-variant="normal" fo:text-transform="none" fo:color="#2e3849" loext:opacity="100%" style:font-name="Liberation Serif" fo:font-size="12pt" fo:letter-spacing="normal" fo:font-style="normal" fo:font-weight="normal" officeooo:rsid="002a8129" officeooo:paragraph-rsid="002a8129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e3849" loext:opacity="100%" style:font-name="Liberation Sans" fo:font-size="12pt" fo:letter-spacing="normal" fo:font-style="normal" fo:font-weight="bold" officeooo:rsid="0022f9f5" officeooo:paragraph-rsid="0022f9f5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126a20" officeooo:paragraph-rsid="0026b32d"/>
    </style:style>
    <style:style style:name="P1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21014f" officeooo:paragraph-rsid="0021014f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808080" loext:opacity="100%" style:font-name="Liberation Serif" fo:font-size="22pt" fo:font-weight="normal" officeooo:rsid="0021014f" officeooo:paragraph-rsid="0021014f" style:font-size-asian="22pt" style:font-weight-asian="normal" style:font-size-complex="22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/>
      <style:text-properties fo:color="#808080" loext:opacity="100%" style:font-name="OpenSymbol1" fo:font-size="18pt" fo:font-weight="normal" officeooo:rsid="002b1b7b" officeooo:paragraph-rsid="002b1b7b" style:font-name-asian="OpenSymbol1" style:font-size-asian="15.75pt" style:font-weight-asian="normal" style:font-name-complex="OpenSymbol1" style:font-size-complex="18pt" style:font-weight-complex="normal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/>
      <style:text-properties fo:color="#808080" loext:opacity="100%" style:font-name="OpenSymbol1" fo:font-size="16pt" fo:font-weight="normal" officeooo:rsid="002b1b7b" officeooo:paragraph-rsid="002b1b7b" style:font-name-asian="OpenSymbol1" style:font-size-asian="16pt" style:font-weight-asian="normal" style:font-name-complex="OpenSymbol1" style:font-size-complex="16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/>
      <style:text-properties fo:color="#808080" loext:opacity="100%" style:font-name="OpenSymbol1" fo:font-size="16pt" fo:font-weight="normal" officeooo:rsid="00225a89" officeooo:paragraph-rsid="002b1b7b" style:font-name-asian="OpenSymbol1" style:font-size-asian="16pt" style:font-weight-asian="normal" style:font-name-complex="OpenSymbol1" style:font-size-complex="16pt" style:font-weight-complex="normal"/>
    </style:style>
    <style:style style:name="P24" style:family="paragraph" style:parent-style-name="Standard">
      <style:text-properties fo:font-size="12pt" fo:font-weight="normal" officeooo:rsid="0026b32d" officeooo:paragraph-rsid="0026b32d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dcb42" officeooo:paragraph-rsid="00280344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font-size="12pt" officeooo:rsid="0026b32d" officeooo:paragraph-rsid="0026b32d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/>
      <style:text-properties style:font-name="Courier" fo:font-size="16pt" fo:font-weight="normal" officeooo:rsid="0021014f" officeooo:paragraph-rsid="0021014f" style:font-size-asian="16pt" style:font-weight-asian="normal" style:font-size-complex="16pt" style:font-weight-complex="normal"/>
    </style:style>
    <style:style style:name="T1" style:family="text">
      <style:text-properties officeooo:rsid="000dcb42"/>
    </style:style>
    <style:style style:name="T2" style:family="text">
      <style:text-properties officeooo:rsid="000f5861"/>
    </style:style>
    <style:style style:name="T3" style:family="text">
      <style:text-properties style:font-name="Courier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ourier" fo:font-size="16pt" fo:font-weight="normal" officeooo:rsid="00280344" style:font-size-asian="16pt" style:font-weight-asian="normal" style:font-size-complex="16pt" style:font-weight-complex="normal"/>
    </style:style>
    <style:style style:name="T5" style:family="text">
      <style:text-properties officeooo:rsid="0021bcdb"/>
    </style:style>
    <style:style style:name="T6" style:family="text">
      <style:text-properties style:font-name="OpenSymbol1" style:font-name-asian="OpenSymbol1" style:font-name-complex="OpenSymbol1"/>
    </style:style>
    <style:style style:name="T7" style:family="text">
      <style:text-properties style:font-name="OpenSymbol1" officeooo:rsid="0021bcdb" style:font-name-asian="OpenSymbol1" style:font-name-complex="OpenSymbol1"/>
    </style:style>
    <style:style style:name="T8" style:family="text">
      <style:text-properties style:font-name="OpenSymbol1" fo:font-size="16pt" fo:font-weight="normal" officeooo:rsid="0021bcdb" style:font-name-asian="OpenSymbol1" style:font-size-asian="16pt" style:font-weight-asian="normal" style:font-name-complex="OpenSymbol1" style:font-size-complex="16pt" style:font-weight-complex="normal"/>
    </style:style>
    <style:style style:name="T9" style:family="text">
      <style:text-properties officeooo:rsid="0022f9f5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weight="bold" style:font-weight-asian="bold" style:font-weight-complex="bold"/>
    </style:style>
    <style:style style:name="T12" style:family="text">
      <style:text-properties style:font-name="Liberation Sans" fo:font-weight="bold" officeooo:rsid="0022f9f5" style:font-weight-asian="bold" style:font-weight-complex="bold"/>
    </style:style>
    <style:style style:name="T13" style:family="text">
      <style:text-properties style:font-name="Liberation Sans" officeooo:rsid="0022f9f5"/>
    </style:style>
    <style:style style:name="T14" style:family="text">
      <style:text-properties officeooo:rsid="0026b32d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OpenSymbol1" officeooo:rsid="00225a89" style:font-name-asian="OpenSymbol1" style:font-name-complex="OpenSymbol1"/>
    </style:style>
    <style:style style:name="T17" style:family="text">
      <style:text-properties fo:color="#808080" loext:opacity="100%" officeooo:rsid="00229b51"/>
    </style:style>
    <style:style style:name="T18" style:family="text">
      <style:text-properties officeooo:rsid="00280344"/>
    </style:style>
    <style:style style:name="T19" style:family="text">
      <style:text-properties style:font-name-asian="DejaVu Sans" style:font-name-complex="DejaVu Sans"/>
    </style:style>
    <style:style style:name="T20" style:family="text">
      <style:text-properties style:font-name="Standard Symbols PS"/>
    </style:style>
    <style:style style:name="T21" style:family="text">
      <style:text-properties style:font-name="Liberation Serif"/>
    </style:style>
    <style:style style:name="T22" style:family="text">
      <style:text-properties officeooo:rsid="002bbd23"/>
    </style:style>
    <style:style style:name="T23" style:family="text">
      <style:text-properties officeooo:rsid="002e0f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urriculum Vitae</text:p>
      <text:p text:style-name="P1">Scott Woods</text:p>
      <text:p text:style-name="P21"/>
      <text:p text:style-name="P4"><text:span text:style-name="T16"> </text:span><text:span text:style-name="T15">Whanganui, </text:span><text:span text:style-name="T17">New Zealand</text:span></text:p>
      <text:p text:style-name="P19"><text:span text:style-name="T8"> </text:span><text:a xlink:type="simple" xlink:href="mailto:Scott.suzuki@gmail.com" text:style-name="Internet_20_link" text:visited-style-name="Visited_20_Internet_20_Link"><text:span text:style-name="T4">sc</text:span></text:a><text:a xlink:type="simple" xlink:href="mailto:Scott.suzuki@gmail.com" text:style-name="Internet_20_link" text:visited-style-name="Visited_20_Internet_20_Link"><text:span text:style-name="T3">ott.suzuki@gmail.com</text:span></text:a></text:p>
      <text:p text:style-name="P27"><text:span text:style-name="T7">☎ </text:span>+64 <text:span text:style-name="T5">(</text:span>021<text:span text:style-name="T5">) </text:span>969 836</text:p>
      <text:p text:style-name="P22"><text:span text:style-name="T20">»</text:span> <text:s/><text:span text:style-name="T21">New Zealand Citizen</text:span></text:p>
      <text:p text:style-name="P23"/>
      <text:p text:style-name="P5">Skills</text:p>
      <text:p text:style-name="P10"><text:span text:style-name="T12">Programming</text:span><text:span text:style-name="T13"> </text:span><text:span text:style-name="T9">– Python, C/C++, Golang</text:span></text:p>
      <text:p text:style-name="P11"><text:span text:style-name="T11">Operating Systems</text:span><text:span text:style-name="T10"> </text:span>– Linux, Windows</text:p>
      <text:p text:style-name="P11"><text:span text:style-name="T11">Building and Software Pipelines</text:span><text:span text:style-name="T10"> </text:span>– scripting, Gitlab, Github</text:p>
      <text:p text:style-name="P11"><text:span text:style-name="T11">IAAS</text:span><text:span text:style-name="T10"> </text:span>– Kubernetes, AWS, GCP</text:p>
      <text:p text:style-name="P17"/>
      <text:p text:style-name="P6">Personal</text:p>
      <text:p text:style-name="P12">I have a passion for complex networking software. From a group of processes exchanging detailed messages on a host to a multi-host backend distributed within an IAAS, to the <text:span text:style-name="T18">wide-area </text:span>control and monitoring of remote devices. These <text:span text:style-name="T18">solutions will </text:span>also <text:span text:style-name="T18">integrate with external systems such as databases and expose quality APIs</text:span><text:span text:style-name="T14">. </text:span></text:p>
      <text:p text:style-name="P13"/>
      <text:p text:style-name="P8">E<text:span text:style-name="T22">mployment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Jun<text:span text:style-name="T1">e</text:span> 20<text:span text:style-name="T1">22</text:span> - present</text:p>
          </table:table-cell>
          <table:table-cell table:style-name="Table2.A1" office:value-type="string">
            <text:p text:style-name="P2"><text:span text:style-name="T18">S</text:span>elf-employed, Whanganui</text:p>
            <text:p text:style-name="P2">Implementation of a distributed computing suite</text:p>
            <text:p text:style-name="P2">Three libraries released on PyPI.org</text:p>
            <text:p text:style-name="P2">Online relay service supporting WAN messaging <text:span text:style-name="T2">(AWS)</text:span></text:p>
            <text:p text:style-name="P2">Product released in May, 2024;</text:p>
            <text:p text:style-name="P14">https://pypi.org/project/ansar-connect/</text:p>
          </table:table-cell>
        </table:table-row>
        <table:table-row>
          <table:table-cell table:style-name="Table2.A1" office:value-type="string">
            <text:p text:style-name="P25">Jan. 2015 – May 2022</text:p>
          </table:table-cell>
          <table:table-cell table:style-name="Table2.A1" office:value-type="string">
            <text:p text:style-name="P3">Vadacom Ltd, Auckland</text:p>
            <text:p text:style-name="P2">Software engineer</text:p>
            <text:p text:style-name="P2">Design and implementation of a cloud-based PBX <text:span text:style-name="T18">(AWS)</text:span></text:p>
          </table:table-cell>
        </table:table-row>
      </table:table>
      <text:p text:style-name="P9"/>
      <text:p text:style-name="P8">Educ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1982</text:p>
          </table:table-cell>
          <table:table-cell table:style-name="Table1.A1" office:value-type="string">
            <text:p text:style-name="P15">NZCE(Civil)</text:p>
            <text:p text:style-name="P15"><text:span text:style-name="T23">Switched to software career in mid-study</text:span>. Self-taught C programming and Linux skills.</text:p>
          </table:table-cell>
        </table:table-row>
        <table:table-row>
          <table:table-cell table:style-name="Table1.A1" office:value-type="string">
            <text:p text:style-name="P26">1979</text:p>
          </table:table-cell>
          <table:table-cell table:style-name="Table1.A1" office:value-type="string">
            <text:p text:style-name="P15">Avondale College, Auckland (UE)</text:p>
          </table:table-cell>
        </table:table-row>
      </table:table>
      <text:p text:style-name="P18"/>
      <text:p text:style-name="P7">Hobbies</text:p>
      <text:p text:style-name="P16"><text:span text:style-name="T6"></text:span><text:span text:style-name="T19"> Gym</text:span></text:p>
      <text:p text:style-name="P16"><text:span text:style-name="T6"></text:span><text:span text:style-name="T19"> Surfing</text:span></text:p>
      <text:p text:style-name="P16"><text:span text:style-name="T6"></text:span><text:span text:style-name="T19"> Motorcycl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ndard Symbols PS" svg:font-family="'Standard Symbols PS'"/>
  </office:font-face-decls>
  <office:styles>
    <draw:gradient draw:name="Gradient_20_4" draw:display-name="Gradient 4" draw:style="linear" draw:start-color="#dde8cb" draw:end-color="#ffffff" draw:start-intensity="100%" draw:end-intensity="100%" draw:angle="90deg" draw:border="0%"/>
    <draw:hatch draw:name="hatch" draw:style="single" draw:color="#3465a4" draw:distance="0.02cm" draw:rotation="0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2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2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.064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6-20T13:57:04.597529004</meta:creation-date>
    <meta:editing-cycles>7</meta:editing-cycles>
    <meta:editing-duration>P1DT21H56M5S</meta:editing-duration>
    <dc:title>CV</dc:title>
    <dc:date>2024-08-16T10:39:15.717182651</dc:date>
    <meta:document-statistic meta:table-count="2" meta:image-count="0" meta:object-count="0" meta:page-count="1" meta:paragraph-count="35" meta:word-count="166" meta:character-count="1157" meta:non-whitespace-character-count="1019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usr/lib/libreoffice/share/template/common/personal/CV.ott" meta:date="2024-06-20T13:57:04.275822686"/>
  </office:meta>
</office:document-meta>
</file>